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content chosen by Attacker!</text:p>
      <text:p text:style-name="Standard"/>
      <text:p text:style-name="Standard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14:54:18.13</meta:creation-date>
    <meta:document-statistic meta:table-count="0" meta:image-count="0" meta:object-count="0" meta:page-count="1" meta:paragraph-count="2" meta:word-count="18" meta:character-count="123"/>
    <dc:date>2021-01-28T14:54:33.80</dc:date>
    <meta:editing-duration>PT17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7003d0012008100b00084004200cc00bc008600af00da005200bf007700f8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fL3Ww2S147F3f52swBrwzxwQPI0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iOgXcp19fldCssiDpWpBqAJv7s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LC9gtYXD8ICahqv/tbDHInWgY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O9S3+1374tQY+ckCmZ45R/eEAFA=</DigestValue>
      </Reference>
      <Reference URI="#ID_006600a100f500c900e90000004a00ba00bd007400e4009b0081008600b70032">
        <DigestMethod Algorithm="http://www.w3.org/2000/09/xmldsig#sha1"/>
        <DigestValue>GzvSTB1ypfIPz9nqkDs4YLA7arU=</DigestValue>
      </Reference>
    </SignedInfo>
    <SignatureValue>YfdZbpEues98Wh0RciFBLyrnzrmHO5jklQk54RbKuuRDsTEDnlMPFM+cZr9qlCuX
w5upWvDAEL183IuOPFBnJh32hGAGgTPoSn3W6XKFeQueO+kaGrjtDZV83/LVKGIe
bzq+EACp56fcNqnGSzhaMlaFwYTn9hc5Gu2sX7g5lpsd6kpftedNKCzVvJdHTvhh
4f4zudPQw7ZCpEZZ9aRDn4H3lvPs0R+JmTq2dNz3PZZxe/Q9Bgk3Ix3uohO54f+n
SIBhbNLfdxx+Dk2sfo/pdGTTNgfmKKFfpxrQk8ntg2N39jyuy++7KNt36xUbI45x
yph24/WEyG7CXuVbtr7Fu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RTCCAjWgAwIBAgIKdvGR2yh62BS9sTANBgkqhkiG9w0BAQsFADBUMR8wHQYD
VQQDExZBdHRhY2tlciBjaG9zZW4gSXNzdWVyMSQwIgYJKoZIhvcNAQkBFhVBdHRh
Y2tlciBjaG9zZW4gZW1haWwxCzAJBgNVBAYTAkRFMB4XDTIxMDEyMTE0Mjk1N1oX
DTI2MDEyMTE0Mjk1N1owVTEgMB4GA1UEAxMXQXR0YWNrZXIgY2hvc2VuIHN1Ympl
Y3QxJDAiBgkqhkiG9w0BCQEWFWF0dGFja2VyIGNob3NlbiBlbWFpbDELMAkGA1UE
BhMCREUwggEiMA0GCSqGSIb3DQEBAQUAA4IBDwAwggEKAoIBAQCuqLKHywk0JZy2
MoANbr40mAatdR+PXFl8ppdXQQ2gddbkTfpA7uGb51ONOftvHOOGDHHvqXjTApbF
SEOcXFDogzAyYYbcf++bcXWMpOukksUE+LuxZ5XqiTQ2zb5kEQfQybufWMdNhjnw
p+yC1Q0B75WRjExGqXWAweaUbVR4DTZttKd6E1XftddipN0aLhet0GSLwdZjlcls
Q/36thXF3UInJHilWY4JV4MfmMuBfGWF3xU1Aa32MK7gUK/5WgMMuJy462AuqUZc
PDlB3hp6EMd111JdARO6TPekekbdGT56/WtoQnNQNRbKxMJ6DFipf2lid1LPY4l7
GteMeuTtAgMBAAGjIDAeMA8GCSqGSIb3LwEBCgQCBQAwCwYDVR0PBAQDAgeAMAUG
ASoFAAOCAQEAjNiNeP+vHdv+qikcKC4JEm6cxT2JEEBcS6IZs0xPpTGU8WmpM1vK
ohsQL6NINDcD4kozlEhANinKFREnhlhR5DjUy5KGg9MwHc/SLhACZhd1eQhzJEBz
HhQw3SY1zllbPc2pPvrlHN9ThkkWeW4jP4YR/vM5nHmHFModIutQi03dP0mQmsjA
o5pqVt6FeiyIqFsvt0oI799MZL1VPU0zS2Zn4uf2HSRWOBhQlY4Y6cwASQNZAAgB
o6JBQC0ErjX6rkqLVBZbcDulNMXSW5kxpqi3YBvSGEFjqybvz6vgB3gq/0ctrBQf
qwxTSZDUp7ULPmgdiH1Ib1C4+9IB354j1Q==</X509Certificate>
      </X509Data>
    </KeyInfo>
    <Object>
      <SignatureProperties>
        <SignatureProperty Id="ID_006600a100f500c900e90000004a00ba00bd007400e4009b0081008600b70032" Target="#ID_00a7003d0012008100b00084004200cc00bc008600af00da005200bf007700f8">
          <dc:date xmlns:dc="http://purl.org/dc/elements/1.1/">2021-01-28T14:54:38,14</dc:date>
        </SignatureProperty>
      </SignatureProperties>
    </Object>
  </Signature>
</document-signatures>
</file>